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ProximaNova" svg:font-family="ProximaNova, Georgia, sans-serif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Standard" style:list-style-name="L1">
      <style:text-properties officeooo:rsid="000705ba" officeooo:paragraph-rsid="000705ba"/>
    </style:style>
    <style:style style:name="P3" style:family="paragraph" style:parent-style-name="Standard" style:list-style-name="L1">
      <style:text-properties officeooo:rsid="00081001" officeooo:paragraph-rsid="00081001"/>
    </style:style>
    <style:style style:name="P4" style:family="paragraph" style:parent-style-name="Standard" style:list-style-name="WWNum9">
      <style:paragraph-properties fo:margin-top="0.494cm" fo:margin-bottom="0.494cm" loext:contextual-spacing="false" fo:line-height="100%"/>
    </style:style>
    <style:style style:name="P5" style:family="paragraph" style:parent-style-name="Standard" style:list-style-name="WWNum1">
      <style:paragraph-properties fo:margin-top="0.494cm" fo:margin-bottom="0.494cm" loext:contextual-spacing="false" fo:line-height="100%"/>
    </style:style>
    <style:style style:name="P6" style:family="paragraph" style:parent-style-name="Standard" style:list-style-name="WWNum2">
      <style:paragraph-properties fo:margin-top="0.494cm" fo:margin-bottom="0.494cm" loext:contextual-spacing="false" fo:line-height="100%"/>
    </style:style>
    <style:style style:name="P7" style:family="paragraph" style:parent-style-name="Standard" style:list-style-name="WWNum3">
      <style:paragraph-properties fo:margin-top="0.494cm" fo:margin-bottom="0.494cm" loext:contextual-spacing="false" fo:line-height="100%"/>
    </style:style>
    <style:style style:name="P8" style:family="paragraph" style:parent-style-name="Standard" style:list-style-name="WWNum4">
      <style:paragraph-properties fo:margin-top="0.494cm" fo:margin-bottom="0.494cm" loext:contextual-spacing="false" fo:line-height="100%"/>
    </style:style>
    <style:style style:name="P9" style:family="paragraph" style:parent-style-name="Standard" style:list-style-name="WWNum5">
      <style:paragraph-properties fo:margin-top="0.494cm" fo:margin-bottom="0.494cm" loext:contextual-spacing="false" fo:line-height="100%"/>
    </style:style>
    <style:style style:name="P10" style:family="paragraph" style:parent-style-name="Standard" style:list-style-name="WWNum6">
      <style:paragraph-properties fo:margin-top="0.494cm" fo:margin-bottom="0.494cm" loext:contextual-spacing="false" fo:line-height="100%"/>
    </style:style>
    <style:style style:name="P11" style:family="paragraph" style:parent-style-name="Standard" style:list-style-name="WWNum7">
      <style:paragraph-properties fo:margin-top="0.494cm" fo:margin-bottom="0.494cm" loext:contextual-spacing="false" fo:line-height="100%"/>
    </style:style>
    <style:style style:name="P12" style:family="paragraph" style:parent-style-name="Standard" style:list-style-name="WWNum8">
      <style:paragraph-properties fo:margin-top="0.494cm" fo:margin-bottom="0.494cm" loext:contextual-spacing="false" fo:line-height="100%"/>
    </style:style>
    <style:style style:name="P13" style:family="paragraph" style:parent-style-name="Standard" style:list-style-name="WWNum2">
      <style:paragraph-properties fo:margin-top="0.494cm" fo:margin-bottom="0.494cm" loext:contextual-spacing="false" fo:line-height="100%"/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P14" style:family="paragraph" style:parent-style-name="Standard" style:list-style-name="WWNum9">
      <style:paragraph-properties fo:margin-top="0.494cm" fo:margin-bottom="0.494cm" loext:contextual-spacing="false" fo:line-height="100%"/>
      <style:text-properties officeooo:rsid="00081001" officeooo:paragraph-rsid="00081001"/>
    </style:style>
    <style:style style:name="P15" style:family="paragraph" style:parent-style-name="Standard">
      <style:paragraph-properties fo:margin-top="0.494cm" fo:margin-bottom="0.494cm" loext:contextual-spacing="false" fo:line-height="100%"/>
      <style:text-properties officeooo:rsid="00092d17" officeooo:paragraph-rsid="00092d17"/>
    </style:style>
    <style:style style:name="P16" style:family="paragraph" style:parent-style-name="Standard" style:list-style-name="L2">
      <style:paragraph-properties fo:margin-top="0.494cm" fo:margin-bottom="0.494cm" loext:contextual-spacing="false" fo:line-height="100%"/>
      <style:text-properties officeooo:rsid="00092d17" officeooo:paragraph-rsid="00092d17"/>
    </style:style>
    <style:style style:name="P17" style:family="paragraph" style:parent-style-name="Standard">
      <style:paragraph-properties fo:margin-top="0cm" fo:margin-bottom="0cm" loext:contextual-spacing="false"/>
      <style:text-properties fo:language="fr" fo:country="CA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800000"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800000" style:font-name="ProximaNova" fo:font-size="18.6499996185303pt" fo:letter-spacing="normal" fo:language="fr" fo:country="CA" fo:font-style="normal" fo:font-weight="normal" style:font-name-asian="Times New Roman1" style:font-size-asian="12pt" style:language-asian="fr" style:country-asian="CA" style:font-name-complex="Times New Roman1" style:font-size-complex="12pt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fo:language="fr" fo:country="CA"/>
    </style:style>
    <style:style style:name="T3" style:family="text">
      <style:text-properties fo:language="fr" fo:country="CA" fo:font-style="italic" style:font-style-asian="italic"/>
    </style:style>
    <style:style style:name="T4" style:family="text">
      <style:text-properties fo:language="fr" fo:country="CA" fo:font-weight="bold" style:font-weight-asian="bold"/>
    </style:style>
    <style:style style:name="T5" style:family="text">
      <style:text-properties fo:language="fr" fo:country="CA" style:text-underline-style="solid" style:text-underline-width="auto" style:text-underline-color="font-color"/>
    </style:style>
    <style:style style:name="T6" style:family="text">
      <style:text-properties fo:language="fr" fo:country="CA" officeooo:rsid="00079637"/>
    </style:style>
    <style:style style:name="T7" style:family="text">
      <style:text-properties fo:language="fr" fo:country="CA" officeooo:rsid="00081001"/>
    </style:style>
    <style:style style:name="T8" style:family="text"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T9" style:family="text">
      <style:text-properties style:font-name="Times New Roman" fo:font-size="12pt" fo:language="fr" fo:country="CA" fo:font-weight="bold" style:font-name-asian="Times New Roman1" style:font-size-asian="12pt" style:language-asian="fr" style:country-asian="CA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3.5pt" fo:language="fr" fo:country="CA" style:font-name-asian="Times New Roman1" style:font-size-asian="13.5pt" style:language-asian="fr" style:country-asian="CA" style:font-name-complex="Times New Roman1" style:font-size-complex="13.5pt"/>
    </style:style>
    <style:style style:name="T11" style:family="text">
      <style:text-properties style:font-name="Times New Roman" fo:font-size="9pt" fo:language="fr" fo:country="CA" style:font-name-asian="Times New Roman1" style:font-size-asian="9pt" style:language-asian="fr" style:country-asian="CA" style:font-name-complex="Times New Roman1" style:font-size-complex="9pt"/>
    </style:style>
    <style:style style:name="T12" style:family="text">
      <style:text-properties fo:color="#000000" style:font-name="Arial" fo:font-size="13.5pt" fo:language="fr" fo:country="CA" style:font-name-asian="Times New Roman1" style:font-size-asian="13.5pt" style:language-asian="fr" style:country-asian="CA" style:font-name-complex="Arial1" style:font-size-complex="13.5pt"/>
    </style:style>
    <style:style style:name="T13" style:family="text">
      <style:text-properties fo:color="#000000" style:font-name="Arial" fo:font-size="13.5pt" fo:language="fr" fo:country="CA" fo:font-weight="bold" style:font-name-asian="Times New Roman1" style:font-size-asian="13.5pt" style:language-asian="fr" style:country-asian="CA" style:font-weight-asian="bold" style:font-name-complex="Arial1" style:font-size-complex="13.5pt" style:font-weight-complex="bold"/>
    </style:style>
    <style:style style:name="T14" style:family="text">
      <style:text-properties fo:color="#000000" style:font-name="Arial" fo:font-size="13.5pt" fo:language="fr" fo:country="CA" fo:font-style="italic" style:font-name-asian="Times New Roman1" style:font-size-asian="13.5pt" style:language-asian="fr" style:country-asian="CA" style:font-style-asian="italic" style:font-name-complex="Arial1" style:font-size-complex="13.5pt" style:font-style-complex="italic"/>
    </style:style>
    <style:style style:name="T15" style:family="text">
      <style:text-properties fo:color="#0000ff" style:font-name="Arial" fo:font-size="18pt" fo:language="fr" fo:country="CA" style:text-underline-style="solid" style:text-underline-width="auto" style:text-underline-color="font-color" style:font-name-asian="Times New Roman1" style:font-size-asian="18pt" style:language-asian="fr" style:country-asian="CA" style:font-name-complex="Arial1" style:font-size-complex="18pt"/>
    </style:style>
    <style:style style:name="T16" style:family="text">
      <style:text-properties fo:font-variant="normal" fo:text-transform="none" fo:color="#fcfcf6" style:font-name="Times New Roman" fo:font-size="12pt" fo:letter-spacing="normal" fo:language="fr" fo:country="CA" fo:font-style="normal" fo:font-weight="normal" style:font-name-asian="Times New Roman1" style:font-size-asian="12pt" style:language-asian="fr" style:country-asian="CA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a xlink:type="simple" xlink:href="https://www.atelierna.com/en_fr" text:style-name="Internet_20_link" text:visited-style-name="Visited_20_Internet_20_Link"><text:span text:style-name="T1">https://www.atelierna.com/en_fr</text:span></text:a></text:p>
      <text:p text:style-name="Standard"><text:span text:style-name="T2">Experience intime</text:span></text:p>
      <text:p text:style-name="Standard"><text:span text:style-name="T2">Commande avec no client ou avec mesures, livraison immédiate.</text:span></text:p>
      <text:p text:style-name="P1"/>
      <text:p text:style-name="Standard"><text:span text:style-name="T2">Services</text:span></text:p>
      <text:p text:style-name="Standard"><text:span text:style-name="T2">Produits</text:span></text:p>
      <text:p text:style-name="Standard"><text:span text:style-name="T2">Localisation</text:span></text:p>
      <text:p text:style-name="Standard"><text:span text:style-name="T2">PRIVECY puisque le scan est traité uniquement par la machine</text:span></text:p>
      <text:list xml:id="list1738564886771815632" text:style-name="L1">
        <text:list-item>
          <text:p text:style-name="P2"><text:span text:style-name="T2">+ Technologie innovante</text:span></text:p>
        </text:list-item>
        <text:list-item>
          <text:p text:style-name="P2"><text:span text:style-name="T2">+ Visuellement satisfaisant</text:span></text:p>
        </text:list-item>
        <text:list-item>
          <text:p text:style-name="P2"><text:span text:style-name="T2">+ Bonne intéractivité</text:span></text:p>
        </text:list-item>
        <text:list-item>
          <text:p text:style-name="P2"><text:span text:style-name="T2">- Menu principal trop complexe</text:span></text:p>
        </text:list-item>
        <text:list-item>
          <text:p text:style-name="P3"><text:span text:style-name="T2">- Seul moyen de contacter est par courriel</text:span></text:p>
        </text:list-item>
      </text:list>
      <text:p text:style-name="P1"/>
      <text:p text:style-name="P1"/>
      <text:p text:style-name="Standard"><text:a xlink:type="simple" xlink:href="http://www.gaygiano.com/en/" text:style-name="Internet_20_link" text:visited-style-name="Visited_20_Internet_20_Link">http://www.gaygiano.com/en/</text:a><text:span text:style-name="T2"> :</text:span></text:p>
      <text:list xml:id="list558017561740450240" text:style-name="WWNum9">
        <text:list-item>
          <text:p text:style-name="P4">+  visuellement plaisant</text:p>
        </text:list-item>
        <text:list-item>
          <text:p text:style-name="P14">+ Page Contact Us</text:p>
        </text:list-item>
        <text:list-item>
          <text:p text:style-name="P4"><text:span text:style-name="T2"> -interactivement mort et peu i</text:span><text:span text:style-name="T6">n</text:span><text:span text:style-name="T2">vitant - on ne sait pas ou explorer et on a     l'impression qu'on est dans un coin perdu du web</text:span></text:p>
        </text:list-item>
        <text:list-item>
          <text:p text:style-name="P4"><text:span text:style-name="T2">- </text:span><text:span text:style-name="T7">Certaines images sont cliquables et n’indiquent pas clairement qu’elles peuvent être cliquées</text:span></text:p>
        </text:list-item>
        <text:list-item>
          <text:p text:style-name="P4"><text:span text:style-name="T7">- Plusieurs images semblent laisser croire qu’on peut cliquer dessus mais rien ne se passe</text:span></text:p>
        </text:list-item>
      </text:list>
      <text:p text:style-name="P15"><text:a xlink:type="simple" xlink:href="https://www.surmesur.com/fr-us" text:style-name="Internet_20_link" text:visited-style-name="Visited_20_Internet_20_Link"><text:span text:style-name="T7">https://www.surmesur.com/fr-us</text:span></text:a></text:p>
      <text:list xml:id="list1480141806409169257" text:style-name="L2">
        <text:list-item>
          <text:p text:style-name="P16"><text:span text:style-name="T7">- </text:span><text:span text:style-name="T2">Pallette de couleur un peu fade</text:span></text:p>
        </text:list-item>
        <text:list-item>
          <text:p text:style-name="P16"><text:span text:style-name="T2">- Plusieurs pages ne fonctionnent pas sur le site</text:span></text:p>
        </text:list-item>
        <text:list-item>
          <text:p text:style-name="P16"><text:span text:style-name="T2">+ Aide par clavardage intégrée au site</text:span></text:p>
        </text:list-item>
        <text:list-item>
          <text:p text:style-name="P16"><text:span text:style-name="T2">+ Barre de navigation bien faite</text:span></text:p>
        </text:list-item>
      </text:list>
      <text:p text:style-name="P17"><text:soft-page-break/></text:p>
      <text:p text:style-name="Standard"><text:span text:style-name="T2">Seul Taille Express est munie de la technologie robotisée SVG (</text:span><text:span text:style-name="T3">Soft Variable Gear</text:span><text:span text:style-name="T2">). <text:s/>Notre système de bras robots rapides et précis est capable d’effectué n’importe quelle série d’ajustements à la perfection en </text:span><text:span text:style-name="T4">moins de 4 minutes.</text:span><text:span text:style-name="T2"> <text:s/>Au cœur du robot, se trouve un processeur d’intelligence artificielle du </text:span><text:span text:style-name="T5">DIRO</text:span><text:span text:style-name="T2"> qui calcule tous les ajustements en une fraction de seconde. </text:span></text:p>
      <text:p text:style-name="Standard"><text:span text:style-name="T2">Le résultat : un complet sur-mesure à la perfection en moins de 5 minutes</text:span></text:p>
      <text:p text:style-name="Standard"><text:span text:style-name="T2">Sauvez du temps et rendez-nous visite</text:span><text:bookmark text:name="_GoBack"/></text:p>
      <text:p text:style-name="P1"/>
      <text:p text:style-name="P1"/>
      <text:p text:style-name="Standard"><text:span text:style-name="T2">Q&amp;A</text:span></text:p>
      <text:p text:style-name="Standard"><text:span text:style-name="T2">Prenez un rendez-vous</text:span></text:p>
      <text:p text:style-name="Standard"><text:span text:style-name="T2">X et X sont une reférence dans le monde entier pour leur design et la qualité de leur fabrication. </text:span></text:p>
      <text:p text:style-name="Standard"><text:span text:style-name="T2">Il n'y a aucune limite dans le choix et la personalisation d'un complet</text:span></text:p>
      <text:p text:style-name="Standard"><text:span text:style-name="T2"/></text:p>
      <text:p text:style-name="P20"/>
      <text:p text:style-name="P19"><draw:rect text:anchor-type="as-char" svg:y="0cm" draw:z-index="0" draw:style-name="gr1" draw:text-style-name="P23" svg:width="0.003cm" svg:height="0.054cm"><text:p/></draw:rect></text:p>
      <text:p text:style-name="P18"/>
      <text:p text:style-name="P19"><text:span text:style-name="T12">Vous devez suivre les étapes suivantes:</text:span></text:p>
      <text:list xml:id="list2488220347806131076" text:style-name="WWNum1">
        <text:list-item>
          <text:p text:style-name="P5"><text:span text:style-name="T13">Analyse</text:span><text:span text:style-name="T12">: Étudiez la compétition et proposez un thème pour les pages du site. Cette étude qui devrait comporter les items suivants:</text:span></text:p>
          <text:list>
            <text:list-item>
              <text:p text:style-name="P5"><text:span text:style-name="T12">Déterminez les trois attentes principales de votre client pour le site.</text:span></text:p>
            </text:list-item>
            <text:list-item>
              <text:p text:style-name="P5"><text:span text:style-name="T12">Déterminez le public cible.</text:span></text:p>
            </text:list-item>
            <text:list-item>
              <text:p text:style-name="P5"><text:span text:style-name="T12">Trouvez trois sites compétiteurs et indiquez en deux forces et deux faiblesses.</text:span></text:p>
            </text:list-item>
            <text:list-item>
              <text:p text:style-name="P5"><text:span text:style-name="T12">Donnez et justifiez votre proposition de thème pour le site.</text:span></text:p>
            </text:list-item>
          </text:list>
        </text:list-item>
        <text:list-item>
          <text:p text:style-name="P5"><text:span text:style-name="T13">Design</text:span><text:span text:style-name="T12">: Préparez un gabarit pour les pages du site. Cette étape devrait comporter les items suivants:</text:span></text:p>
          <text:list>
            <text:list-item>
              <text:p text:style-name="P5"><text:span text:style-name="T12">Choisissez une combinaison de couleurs et justifiez là.</text:span></text:p>
            </text:list-item>
            <text:list-item>
              <text:p text:style-name="P5"><text:soft-page-break/><text:span text:style-name="T12">Développez un modèle de page type.</text:span></text:p>
            </text:list-item>
            <text:list-item>
              <text:p text:style-name="P5"><text:span text:style-name="T12">Choisissez une police et une grandeur pour les entêtes, le contenu, le pied de page, etc.</text:span></text:p>
            </text:list-item>
            <text:list-item>
              <text:p text:style-name="P5"><text:span text:style-name="T12">Prévoyez une version de votre site pour une tablette ou un smartphone.</text:span></text:p>
            </text:list-item>
          </text:list>
        </text:list-item>
        <text:list-item>
          <text:p text:style-name="P5"><text:span text:style-name="T13">Implantation</text:span></text:p>
          <text:list>
            <text:list-item>
              <text:p text:style-name="P5"><text:span text:style-name="T12">Créez au moins 3 pages du site selon le gabarit que vous aurez choisi.</text:span></text:p>
            </text:list-item>
            <text:list-item>
              <text:p text:style-name="P5"><text:span text:style-name="T12">Ajouter une page </text:span><text:span text:style-name="T14">Auteurs du site</text:span><text:span text:style-name="T12">, accessible depuis un lien dans le pied de page. Cette page devrait donner les noms des auteurs et donner accès à deux autres pages qui décrivent les résultats des étapes précédentes </text:span><text:span text:style-name="T13">Analyse</text:span><text:span text:style-name="T12"> et </text:span><text:span text:style-name="T13">Design</text:span><text:span text:style-name="T12">.</text:span></text:p>
            </text:list-item>
          </text:list>
        </text:list-item>
        <text:list-item>
          <text:p text:style-name="P5"><text:span text:style-name="T12">Toutes les pages devraient avoir un formatage commun effectué à l'aide d'une feuille CSS partagée par toutes les pages du site.</text:span></text:p>
        </text:list-item>
        <text:list-item>
          <text:p text:style-name="P5"><text:span text:style-name="T12">Une des pages devrait comporter un tableau.</text:span></text:p>
        </text:list-item>
        <text:list-item>
          <text:p text:style-name="P5"><text:span text:style-name="T12">Vous devez ajouter quelques graphiques SVG à votre site.</text:span></text:p>
        </text:list-item>
        <text:list-item>
          <text:p text:style-name="P5"><text:span text:style-name="T12">Vous devez ajouter un formulaire dans votre site qui sera lié au même programme serveur utilisé dans l'exercice 9: </text:span><text:a xlink:type="simple" xlink:href="http://www.iro.umontreal.ca/~lapalme/ift1005/Exercices/9/echoValeurs.cgi" text:style-name="Internet_20_link" text:visited-style-name="Visited_20_Internet_20_Link"><text:span text:style-name="T15">http://www.iro.umontreal.ca/~lapalme/ift1005/Exercices/9/echoValeurs.cgi</text:span></text:a></text:p>
        </text:list-item>
        <text:list-item>
          <text:p text:style-name="P5"><text:span text:style-name="T12">Attention aux fautes d'orthographe qui enlèvent de la crédibilité à votre site.</text:span></text:p>
        </text:list-item>
      </text:list>
      <text:p text:style-name="P18"/>
      <text:p text:style-name="P18"/>
      <text:p text:style-name="P19"><draw:rect text:anchor-type="as-char" svg:y="0cm" draw:z-index="1" draw:style-name="gr1" draw:text-style-name="P23" svg:width="0.003cm" svg:height="0.054cm"><text:p/></draw:rect></text:p>
      <text:p text:style-name="P19"><text:span text:style-name="T8">Nom et Logo de l'équipe web:</text:span></text:p>
      <text:p text:style-name="P18"/>
      <text:p text:style-name="P19"><text:span text:style-name="T8">Après le choix d'une coupe:</text:span></text:p>
      <text:list xml:id="list6117682872266982491" text:style-name="WWNum2">
        <text:list-item>
          <text:p text:style-name="P6"><text:span text:style-name="T8">"un monde de buisseness ou le temps est de l'argent"</text:span></text:p>
        </text:list-item>
        <text:list-item>
          <text:p text:style-name="P6"><text:soft-page-break/><text:span text:style-name="T8">Machine scan comme à l'aéroport</text:span></text:p>
        </text:list-item>
        <text:list-item>
          <text:p text:style-name="P6"><text:span text:style-name="T8">Ajustements calculés à la perfection grâce à l'IA</text:span></text:p>
        </text:list-item>
        <text:list-item>
          <text:p text:style-name="P6"><text:span text:style-name="T8">Commande possible à partir du web</text:span></text:p>
        </text:list-item>
        <text:list-item>
          <text:p text:style-name="P6"><text:span text:style-name="T8">Choix des tisssus</text:span></text:p>
        </text:list-item>
        <text:list-item>
          <text:p text:style-name="P6"><text:span text:style-name="T8">Visualisation du résultat prévu (previews)</text:span></text:p>
        </text:list-item>
        <text:list-item>
          <text:p text:style-name="P6"><text:span text:style-name="T8">Couture des ajustements impecables grâce aux miracles de la robotisation du Rakomode5000</text:span></text:p>
        </text:list-item>
        <text:list-item>
          <text:p text:style-name="P13"/>
        </text:list-item>
      </text:list>
      <text:p text:style-name="P18"/>
      <text:p text:style-name="P18"/>
      <text:p text:style-name="P19"><text:span text:style-name="T9">Analyse:</text:span></text:p>
      <text:list xml:id="list5820463555833978556" text:style-name="WWNum3">
        <text:list-item>
          <text:p text:style-name="P7"><text:span text:style-name="T8">Déterminez les trois attentes principales de votre client pour le site:</text:span></text:p>
        </text:list-item>
      </text:list>
      <text:list xml:id="list9217580511886935847" text:style-name="WWNum4">
        <text:list-item>
          <text:p text:style-name="P8"><text:span text:style-name="T8">One</text:span></text:p>
        </text:list-item>
        <text:list-item>
          <text:p text:style-name="P8"><text:span text:style-name="T8">Two</text:span></text:p>
        </text:list-item>
        <text:list-item>
          <text:p text:style-name="P8"><text:span text:style-name="T8">Three</text:span></text:p>
        </text:list-item>
      </text:list>
      <text:list xml:id="list5992040492091043141" text:style-name="WWNum5">
        <text:list-item>
          <text:p text:style-name="P9"><text:span text:style-name="T8">Déterminez le public cible: </text:span></text:p>
          <text:list>
            <text:list-item>
              <text:p text:style-name="P9"><text:span text:style-name="T8">Les hommes d'affaire pressé ben ben vite vite. (clientèle riche)</text:span></text:p>
            </text:list-item>
          </text:list>
        </text:list-item>
        <text:list-item>
          <text:p text:style-name="P9"><text:span text:style-name="T8">Trouvez trois sites compétiteurs et indiquez en deux forces et deux faiblesses.</text:span></text:p>
        </text:list-item>
      </text:list>
      <text:list xml:id="list8882195507363779392" text:style-name="WWNum6">
        <text:list-item>
          <text:p text:style-name="P10"><text:span text:style-name="T8">One</text:span></text:p>
        </text:list-item>
        <text:list-item>
          <text:p text:style-name="P10"><text:span text:style-name="T8">Two</text:span></text:p>
        </text:list-item>
        <text:list-item>
          <text:p text:style-name="P10"><text:span text:style-name="T8">Three</text:span></text:p>
        </text:list-item>
      </text:list>
      <text:list xml:id="list5446904241225214341" text:style-name="WWNum7">
        <text:list-item>
          <text:p text:style-name="P11"><text:span text:style-name="T8">Donnez et justifiez votre proposition de thème pour le site.</text:span></text:p>
        </text:list-item>
      </text:list>
      <text:p text:style-name="P18"/>
      <text:p text:style-name="P18"/>
      <text:p text:style-name="P19"><text:span text:style-name="T9">Design</text:span><text:span text:style-name="T8">: </text:span></text:p>
      <text:p text:style-name="P19"><text:span text:style-name="T8">Gabarit pour toutes les pages</text:span></text:p>
      <text:list xml:id="list2909224108268720822" text:style-name="WWNum8">
        <text:list-item>
          <text:p text:style-name="P12"><text:soft-page-break/><text:span text:style-name="T8">Palette de couleurs et justifiez là.  (Deep bleu, bleu chemise classy, et wood ?)</text:span></text:p>
        </text:list-item>
        <text:list-item>
          <text:p text:style-name="P12"><text:span text:style-name="T8">Développez un modèle de page type.</text:span></text:p>
        </text:list-item>
        <text:list-item>
          <text:p text:style-name="P12"><text:span text:style-name="T8">Choisissez une police et une grandeur pour les entêtes, le contenu, le pied de page, etc.</text:span></text:p>
        </text:list-item>
        <text:list-item>
          <text:p text:style-name="P12"><text:span text:style-name="T8">Prévoyez une version de votre site pour une tablette ou un smartphone</text:span></text:p>
        </text:list-item>
      </text:list>
      <text:p text:style-name="P18"/>
      <text:p text:style-name="P18"/>
      <text:p text:style-name="P19"><text:span text:style-name="T11">Critère    Points</text:span></text:p>
      <text:p text:style-name="P19"><text:span text:style-name="T11">Analyse                    20</text:span></text:p>
      <text:p text:style-name="P19"><text:span text:style-name="T11">Design                     20</text:span></text:p>
      <text:p text:style-name="P19"><text:span text:style-name="T11">Implantation             40</text:span></text:p>
      <text:p text:style-name="P19"><text:span text:style-name="T11">Qualité de la langue  10</text:span></text:p>
      <text:p text:style-name="P19"><text:span text:style-name="T11">Validité des pages      5</text:span></text:p>
      <text:p text:style-name="P19"><text:span text:style-name="T11">Accès public au site    5</text:span></text:p>
      <text:p text:style-name="P19"><text:span text:style-name="T11">Total                     100</text:span></text:p>
      <text:p text:style-name="P18"/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ProximaNova" svg:font-family="ProximaNova, Georgia, sans-serif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hé Marc-André</meta:initial-creator>
    <meta:editing-cycles>4</meta:editing-cycles>
    <meta:creation-date>2017-12-06T17:55:00</meta:creation-date>
    <dc:date>2017-12-10T17:25:51.079868840</dc:date>
    <meta:editing-duration>PT3H39M14S</meta:editing-duration>
    <meta:generator>LibreOffice/5.1.6.2$Linux_X86_64 LibreOffice_project/10m0$Build-2</meta:generator>
    <meta:document-statistic meta:table-count="0" meta:image-count="0" meta:object-count="0" meta:page-count="5" meta:paragraph-count="87" meta:word-count="745" meta:character-count="4418" meta:non-whitespace-character-count="37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